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paragraph-properties fo:text-align="justify" style:justify-single-word="false"/>
      <style:text-properties fo:language="ru" fo:country="RU"/>
    </style:style>
    <style:style style:name="P111" style:family="paragraph" style:parent-style-name="Text_20_body">
      <style:text-properties fo:language="en" fo:country="US"/>
    </style:style>
    <style:style style:name="P112" style:family="paragraph" style:parent-style-name="Text_20_body">
      <style:paragraph-properties fo:background-color="#eeeeee">
        <style:background-image/>
      </style:paragraph-properties>
    </style:style>
    <style:style style:name="P113" style:family="paragraph" style:parent-style-name="Text_20_body">
      <style:paragraph-properties fo:background-color="#eeeeee">
        <style:background-image/>
      </style:paragraph-properties>
      <style:text-properties fo:language="ru" fo:country="RU"/>
    </style:style>
    <style:style style:name="P114" style:family="paragraph" style:parent-style-name="Text_20_body">
      <style:paragraph-properties fo:text-align="justify" style:justify-single-word="false" fo:background-color="#eeeeee">
        <style:background-image/>
      </style:paragraph-properties>
      <style:text-properties fo:language="ru" fo:country="RU"/>
    </style:style>
    <style:style style:name="P115" style:family="paragraph" style:parent-style-name="Text_20_body">
      <style:paragraph-properties fo:background-color="#eeeeee">
        <style:background-image/>
      </style:paragraph-properties>
      <style:text-properties fo:language="en" fo:country="US"/>
    </style:style>
    <style:style style:name="P116" style:family="paragraph" style:parent-style-name="First_20_line_20_indent">
      <style:paragraph-properties fo:background-color="#eeeeee">
        <style:background-image/>
      </style:paragraph-properties>
      <style:text-properties fo:language="ru" fo:country="RU"/>
    </style:style>
    <style:style style:name="P11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8" style:family="paragraph" style:parent-style-name="Text_20_body">
      <style:paragraph-properties fo:margin-left="0cm" fo:margin-right="0cm" fo:text-align="justify"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cm" fo:margin-right="0cm" fo:text-align="center"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2" style:family="paragraph" style:parent-style-name="Footnote">
      <style:paragraph-properties fo:margin-left="0cm" fo:margin-right="0cm" fo:text-indent="0cm"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4" style:family="paragraph" style:parent-style-name="Standard">
      <style:text-properties fo:font-style="italic" style:font-style-asian="italic" style:font-style-complex="italic"/>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1">
      <style:paragraph-properties fo:background-color="#eeeeee">
        <style:background-image/>
      </style:paragraph-properties>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2">
      <style:paragraph-properties fo:background-color="#eeeeee">
        <style:background-image/>
      </style:paragraph-properties>
    </style:style>
    <style:style style:name="P151" style:family="paragraph" style:parent-style-name="Heading_20_2">
      <style:paragraph-properties fo:background-color="#eeeeee">
        <style:background-image/>
      </style:paragraph-properties>
      <style:text-properties fo:language="ru" fo:country="RU"/>
    </style:style>
    <style:style style:name="P15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68">Таймлайн <text:span text:style-name="T9">(</text:span>события через 10 лет после Обмена):</text:p>
      <text:p text:style-name="P68">Год 2143 ПВ <text:span text:style-name="T9">(AU -?)</text:span></text:p>
      <text:p text:style-name="P68">21-е июля — Гранд Галопин Гала</text:p>
      <text:p text:style-name="P69"/>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09">Розовые глазки</text:p>
      <text:p text:style-name="P11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956189452439069233" text:style-name="L1">
        <text:list-item>
          <text:p text:style-name="P153">добавить детектив <text:span text:style-name="T1">(реализовано)</text:span>+ магические уроки/трактаты Старсвирла (реализовано)</text:p>
        </text:list-item>
        <text:list-item>
          <text:p text:style-name="P154">Терра несколько раз пытается убить Макса (один раз — в аквапарке). Несколько раз Макса спасает Селестия (даёт приказы Нексусу)</text:p>
        </text:list-item>
        <text:list-item>
          <text:p text:style-name="P154">Книги:</text:p>
        </text:list-item>
      </text:list>
      <text:list xml:id="list8744730931407940742" text:style-name="L2">
        <text:list-item>
          <text:p text:style-name="P155">«Великие грифоны прошлого» - из канона (5<text:span text:style-name="T9">s8e)</text:span></text:p>
        </text:list-item>
        <text:list-item>
          <text:p text:style-name="P155">«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5"><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text:span text:style-name="T59">Природа Проклятий</text:span>» - обмен</text:p>
        </text:list-item>
        <text:list-item>
          <text:p text:style-name="P155"><text:span text:style-name="T60">«Магия для Чайников»</text:span> - обмен</text:p>
        </text:list-item>
        <text:list-item>
          <text:p text:style-name="P155"><text:span text:style-name="T59">«Энциклопедия Арканум»</text:span> - обмен</text:p>
        </text:list-item>
        <text:list-item>
          <text:p text:style-name="P155">«О Гейсах» - обмен</text:p>
        </text:list-item>
        <text:list-item>
          <text:p text:style-name="P155">«<text:span text:style-name="T60">Тайны Тайных Наук</text:span>» - обмен</text:p>
        </text:list-item>
        <text:list-item>
          <text:p text:style-name="P158">«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630721862744736347"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text:soft-page-break/>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59">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8">Единорог. Холост, молод, мечтателен. Живёт в Кантерлоте. В свободное время рисует облака.</text:p>
      <text:h text:style-name="Heading_20_3" text:outline-level="3">Алекс</text:h>
      <text:p text:style-name="P118">Менеджер проектов, над одним из которых (Нексус) работает Макс.</text:p>
      <text:h text:style-name="Heading_20_3" text:outline-level="3">Ростик</text:h>
      <text:p text:style-name="P118">Лидер команды тестировщиков</text:p>
      <text:h text:style-name="Heading_20_3" text:outline-level="3">Стас</text:h>
      <text:p text:style-name="P118">Программист-новичок в команде Макса.</text:p>
      <text:h text:style-name="Heading_20_3" text:outline-level="3">Рома</text:h>
      <text:p text:style-name="P118">Программист в команде UI-программистов</text:p>
      <text:h text:style-name="Heading_20_3" text:outline-level="3">Анджела</text:h>
      <text:p text:style-name="P118">Сисадмин. Флиртует с Максом.</text:p>
      <text:p text:style-name="P118"/>
      <text:h text:style-name="Heading_20_2" text:outline-level="2">Положения</text:h>
      <text:p text:style-name="P11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7"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5">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0">***</text:p>
      <text:p text:style-name="P12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3">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oft-page-break/><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2053903655990969275"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text:soft-page-break/>–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text:soft-page-break/>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text:span><text:span text:style-name="T31">знали</text:span><text:span text:style-name="T30">,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text:soft-page-break/>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text:soft-page-break/>–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text:soft-page-break/>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text:soft-page-break/>–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text:soft-page-break/>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8"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text:soft-page-break/>–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soft-page-break/>***</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text:soft-page-break/>–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text:soft-page-break/>–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7" text:outline-level="2">6. Стыд</text:h>
      <text:p text:style-name="P46"/>
      <text:p text:style-name="P54"><text:soft-page-break/>~~~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text:soft-page-break/>–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text:soft-page-break/>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text:soft-page-break/>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text:soft-page-break/>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text:soft-page-break/>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text:soft-page-break/>–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text:soft-page-break/>–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text:soft-page-break/>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2">ZZ Top – Gimme all your lovin</text:p>
      <text:p text:style-name="P72">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text:soft-page-break/>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text:soft-page-break/>–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text:soft-page-break/>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text:soft-page-break/>–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text:soft-page-break/>–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text:soft-page-break/>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text:soft-page-break/>–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text:soft-page-break/>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oft-page-break/><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text:soft-page-break/>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text:soft-page-break/>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oft-page-break/><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text:soft-page-break/>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text:soft-page-break/>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9" text:outline-level="2">19. Кантерлот. Гранд Галопин<text:span text:style-name="T1">г</text:span> Гала</text:h>
      <text:p text:style-name="P11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text:soft-page-break/></text:p>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text:soft-page-break/>–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text:soft-page-break/>–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0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04">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0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104">До встречи!</text:p>
      <text:p text:style-name="P104"/>
      <text:p text:style-name="P105">– Селли-Селли… Ну почему ты такая… – пробормотал я сквозь слёзы.</text:p>
      <text:p text:style-name="P105"/>
      <text:p text:style-name="P106"><text:soft-page-break/>***</text:p>
      <text:p text:style-name="P105"/>
      <text:p text:style-name="P10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и событие сего удивительного вечера…»</text:p>
      <text:p text:style-name="P10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10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105">– А где твой обещанный сюрприз? – донесся жеребячий голосок через изгородь. – Гости уже все собрались.</text:p>
      <text:p text:style-name="P10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десять минут талдычила! Не понимаю, как мой па с ними управлялся? А как твоя часть?&lt;<text:span text:style-name="T16">Селестия из салюта. Вондерболты нарисуют ей гриву и хвост</text:span>&gt;</text:p>
      <text:p text:style-name="P105">–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span text:style-name="T9">&lt;</text:span><text:span text:style-name="T16">электронная музыка и танцы</text:span><text:span text:style-name="T9">&gt;</text:span></text:p>
      <text:p text:style-name="P105">– А моя часть будет в самом конце. – вздохнул третий голосок. – Если мы до него досидим. Лично мне уже надоело. Скучно. &lt;<text:span text:style-name="T16">Состязание небесных колесниц. Чествование победителя (в момент чествования в зал вломится макс)</text:span>&gt;</text:p>
      <text:p text:style-name="P10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пять лет после упразднения гонок!</text:p>
      <text:p text:style-name="P105">– Всё равно Норф был круче. – пробормотал голос Индиго. – Он Кинга раза четыре уделывал.</text:p>
      <text:p text:style-name="P105">– Скоро начнётся! Я слышу свисток Вондерболтов! – перебил голос Санни – Бежим на смотровую площадку!</text:p>
      <text:p text:style-name="P105">– Кто первый добежит, тот… эмм…</text:p>
      <text:p text:style-name="P105">– Суперсветоч!</text:p>
      <text:p text:style-name="P105">– Агась! Галагалоперы, вперёд!</text:p>
      <text:p text:style-name="P105">– Йей!!!</text:p>
      <text:p text:style-name="P10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105">Последовавшая вслед за ней огненная феерия затмила бы собой японские фестивали фейерверков.</text:p>
      <text:p text:style-name="P105"/>
      <text:p text:style-name="P105">&lt;<text:span text:style-name="T22">образование тройки друзей — Индиго, Анита и Санни. Твайлайт и Луна выходят в сад отдохнуть после приёма. Луна посылает Макса в башню Селестии за пером для компаса.</text:span>&gt;</text:p>
      <text:p text:style-name="P105"><text:soft-page-break/></text:p>
      <text:p text:style-name="P105">Индиго с компанией таки удалось здорово разнообразить бал.</text:p>
      <text:p text:style-name="P105"/>
      <text:p text:style-name="P42"/>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text:span><text:span text:style-name="T23">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text:span><text:soft-page-break/><text:span text:style-name="T23">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text:soft-page-break/></text:p>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22"><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3"/>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text:soft-page-break/>-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1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0" text:outline-level="2">Сон Рэрити</text:h>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9"/>
      <text:h text:style-name="P150"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0" text:outline-level="2"/>
      <text:h text:style-name="P150"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p text:style-name="P75"/>
      <text:h text:style-name="P150"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50" text:outline-level="2">Поиск решения</text:h>
      <text:p text:style-name="P112"/>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oft-page-break/><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50"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2"><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50"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50" text:outline-level="2"><text:soft-page-break/>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text:soft-page-break/>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50"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50" text:outline-level="2">След?</text:h>
      <text:p text:style-name="P112"/>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text:soft-page-break/>–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50"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oft-page-break/><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5549505415432367764"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9">– </text:span>А если нет? – Эпплджек смотрела мне мне прямо в глаза.</text:p>
      <text:list xml:id="list38185904" text:continue-numbering="true" text:style-name="L5">
        <text:list-header>
          <text:p text:style-name="P160">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190024" text:continue-numbering="true" text:style-name="L5">
        <text:list-header>
          <text:p text:style-name="P160"><text:soft-page-break/>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190161"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51" text:outline-level="2">Почти.</text:h>
      <text:p text:style-name="P113"/>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51" text:outline-level="2">Дискорд</text:h>
      <text:p text:style-name="P112"/>
      <text:p text:style-name="P113">Девушки поспешно собирались, пока я растолковывал им задачу.</text:p>
      <text:p text:style-name="P113"><text:soft-page-break/><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3"><text:span text:style-name="T9">– </text:span>Это тот твой приятель, который разбился с полгода назад? – спросила Эпплджек.</text:p>
      <text:p text:style-name="P113"><text:span text:style-name="T9">– </text:span>Да, это он.</text:p>
      <text:p text:style-name="P113"><text:span text:style-name="T9">– </text:span>А как мы попадём в его квартиру? Там сейчас кто-то живёт? – Флаттершай прыгала на одной ноге, натягивая кед.</text:p>
      <text:p text:style-name="P113"><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4">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4">Я поднёс брелок пропуска к домофону, но дверь подъезда не открылась. Замигала красная лампочка и зажужжал зуммер.</text:p>
      <text:p text:style-name="P114">Я выругался.</text:p>
      <text:p text:style-name="P114"><text:span text:style-name="T9">– </text:span>Макс, что случилось? У нас проблемы?</text:p>
      <text:p text:style-name="P114"><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4"><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4"><text:span text:style-name="T9">– </text:span>Нет нужды. Лучше станьте-ка сзади меня так, чтобы заслонить от этих бабулек и от вооон той камеры наблюдения.</text:p>
      <text:list xml:id="list1692153151505084321"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6"><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6"><text:span text:style-name="T9">– </text:span>Макс, тут окно разбито! И верёвка какая-то висит. – крикнула Флаттершай из кухни.</text:p>
      <text:p text:style-name="P136"><text:span text:style-name="T9">–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pan text:style-name="T9">–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9">– </text:span>Оп-па! – пробормотала Эпплджек. – Нежданчик!</text:p>
      <text:p text:style-name="P136"><text:span text:style-name="T9">– </text:span>Ты, я вижу, времени не терял, – моя рука под прикрытием стола медленно тянулась к тяжёлой фарфоровой кружке, стоящей на краю.</text:p>
      <text:p text:style-name="P11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6"><text:span text:style-name="T9">– </text:span>А почему ты вообще решил искать нас тут? – спросила Эпплджек. – Приехал бы домой. Мы б тебя чаем напоили.</text:p>
      <text:p text:style-name="P116"><text:span text:style-name="T9">–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6"><text:span text:style-name="T9">– </text:span>С кем это вы тут разговариваете?</text:p>
      <text:list xml:id="list6767242887738873701" text:style-name="L7">
        <text:list-header>
          <text:p text:style-name="P15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6">– Жанна, Флатти, хватайте ноут и на выход! Я с ним разберусь! Не теряйте вре...!</text:p>
      <text:p text:style-name="P116">– ТЫ ИДИО...!!!</text:p>
      <text:p text:style-name="P116">Дискорд <text:s/>зорал одновременно со мной, прикрываясь от меня руками, когда раздался оглушительный</text:p>
      <text:p text:style-name="P116">...</text:p>
      <text:p text:style-name="P117">БАХ!!!</text:p>
      <text:p text:style-name="P116"><text:soft-page-break/>…</text:p>
      <text:p text:style-name="P11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50" text:outline-level="2">Селестия</text:h>
      <text:p text:style-name="P136"/>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text:soft-page-break/>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3">сюда можно вставить похождения Дискорда</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text:soft-page-break/>–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29">– И что? – продолжила его мысль Эпплджек.</text:p>
      <text:p text:style-name="P129">–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text:soft-page-break/>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5"/>
      <text:h text:style-name="P150" text:outline-level="2">Назад, в Эквестрию</text:h>
      <text:p text:style-name="P125"/>
      <text:p text:style-name="P125">Долго паниковать не пришлось. </text:p>
      <text:p text:style-name="P125"><text:soft-page-break/>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115">&lt;<text:span text:style-name="T54">Queen - Flash</text:span>&gt;</text:p>
      <text:p text:style-name="P92"><text:soft-page-break/>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oft-page-break/><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
      <text:p text:style-name="P94">Ключевое слово - <text:span text:style-name="T28">непротиворечивому</text:span></text:p>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text:soft-page-break/>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8"><text:soft-page-break/>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oft-page-break/><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9">Я подозрительно посмотрел на Анакорна.</text:p>
      <text:p text:style-name="P139"><text:span text:style-name="T9">–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9">–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2">-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oft-page-break/><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00">Мне очень хочется, чтобы мы смогли встретиться в другое время, при других обстоятельствах. Быть может, у нас всё было бы по иному.</text:p>
      <text:p text:style-name="P125">…</text:p>
      <text:p text:style-name="P13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6389131929035679795" text:style-name="L8">
        <text:list-header>
          <text:p text:style-name="P163">(<text:span text:style-name="T27">Луна — как повелительница снов, слышала разговор Макса с Анакорном</text:span>)</text:p>
          <text:p text:style-name="P164"/>
        </text:list-header>
      </text:list>
      <text:p text:style-name="P126">***</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oft-page-break/><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50" text:outline-level="2">Земля</text:h>
      <text:p text:style-name="P93">&lt;<text:span text:style-name="T54">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6T18:01:46.55</dc:date>
    <meta:editing-duration>P100DT16H25M43S</meta:editing-duration>
    <meta:editing-cycles>6191</meta:editing-cycles>
    <meta:generator>OpenOffice/4.1.1$Win32 OpenOffice.org_project/411m6$Build-9775</meta:generator>
    <dc:creator>макс </dc:creator>
    <meta:document-statistic meta:table-count="0" meta:image-count="0" meta:object-count="0" meta:page-count="184" meta:paragraph-count="3827" meta:word-count="86966" meta:character-count="553956"/>
  </office:meta>
</office:document-meta>
</file>